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3" style:family="paragraph" style:parent-style-name="Quotations" style:list-style-name="L1"/>
    <style:style style:name="P4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Report Outline and Main Ideas</text:span></text:h>
      <text:list text:style-name="L1">
        <text:list-item>
          <text:p text:style-name="P4"><text:span text:style-name="Strong_20_Emphasis">Executive Summary</text:span></text:p>
          <text:list>
            <text:list-item>
              <text:p text:style-name="P4"><text:span text:style-name="Strong_20_Emphasis">Purpose:</text:span> One‐page synopsis of problem, approach, and findings, written for an executive reader who may skip to recommendation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Brief statement of the over‐tourism/imbalanced‐demand issue in NYC.</text:p>
                </text:list-item>
                <text:list-item>
                  <text:p text:style-name="P4">The research question: recommending less busy but similar neighbourhoods via classical ML.</text:p>
                </text:list-item>
                <text:list-item>
                  <text:p text:style-name="P4">High‐level description of what was done (EDA → feature selection → KNN recommendation).</text:p>
                </text:list-item>
                <text:list-item>
                  <text:p text:style-name="P4">Key results (e.g., sample recommendation pairs, evidence that alternatives were meaningfully “less busy”).</text:p>
                </text:list-item>
                <text:list-item>
                  <text:p text:style-name="P4">Business implications/next steps.</text:p>
                </text:list-item>
              </text:list>
            </text:list-item>
          </text:list>
        </text:list-item>
        <text:list-item>
          <text:p text:style-name="P4"><text:span text:style-name="Strong_20_Emphasis">Introduction</text:span></text:p>
          <text:list>
            <text:list-item>
              <text:p text:style-name="P4"><text:span text:style-name="Strong_20_Emphasis">Purpose:</text:span> Set the scene, define scope, and state the research question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Airbnb’s rapid growth in New York and its dual role as opportunity (flexible stays) and challenge (over‐tourism in hotspots).</text:p>
                </text:list-item>
                <text:list-item>
                  <text:p text:style-name="P4">Why spatial imbalance matters: infrastructure strain, resident well‐being, missed opportunities for hosts in underutilised areas.</text:p>
                </text:list-item>
                <text:list-item>
                  <text:p text:style-name="P4">Clear statement of the business question:</text:p>
                  <text:p text:style-name="P3">“When a user’s desired neighbourhood is fully booked, how can Airbnb recommend similarly featured but less busy areas within the same borough?”</text:p>
                </text:list-item>
                <text:list-item>
                  <text:p text:style-name="P4">Brief justification for using classical ML (interpretable, readily available with this dataset, cost‐effective for real‐time suggestions).</text:p>
                </text:list-item>
                <text:list-item>
                  <text:p text:style-name="P4">Roadmap:</text:p>
                  <text:list>
                    <text:list-item>
                      <text:p text:style-name="P4">Section 3: literature and industry context.</text:p>
                    </text:list-item>
                    <text:list-item>
                      <text:p text:style-name="P4">Section 4–5: data and EDA.</text:p>
                    </text:list-item>
                    <text:list-item>
                      <text:p text:style-name="P4">Section 6: feature engineering and KNN modeling.</text:p>
                    </text:list-item>
                    <text:list-item>
                      <text:p text:style-name="P4">Section 7: results and implications.</text:p>
                    </text:list-item>
                    <text:list-item>
                      <text:p text:style-name="P4">Section 8: conclusion and future work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Literature &amp; Business Context</text:span></text:p>
          <text:list>
            <text:list-item>
              <text:p text:style-name="P4"><text:soft-page-break/><text:span text:style-name="Strong_20_Emphasis">Purpose:</text:span> Show how this question fits into existing research and Airbnb’s strategic goal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Short‐term Rentals &amp; Urban Impact</text:span></text:p>
                  <text:list>
                    <text:list-item>
                      <text:p text:style-name="P4">Recent studies on how Airbnb influences housing affordability and tourism patterns in major cities (e.g., Choi &amp; Kim 2024 on COVID shifts; any 2020–2024 paper on Airbnb’s urban footprint).</text:p>
                    </text:list-item>
                    <text:list-item>
                      <text:p text:style-name="P4">Practical consequences: overcrowded public spaces, resident pushback, and regulatory scrutiny.</text:p>
                    </text:list-item>
                  </text:list>
                </text:list-item>
                <text:list-item>
                  <text:p text:style-name="P4"><text:span text:style-name="Strong_20_Emphasis">Recommendation Systems in Tourism</text:span></text:p>
                  <text:list>
                    <text:list-item>
                      <text:p text:style-name="P4">Brief overview of KNN/clustering approaches in travel or hospitality (for example, “neighbourhood similarity” models used by platforms like Booking.com or TripAdvisor).</text:p>
                    </text:list-item>
                    <text:list-item>
                      <text:p text:style-name="P4">Why “similar but less busy” is a novel twist—few papers explicitly optimize for under‐pressure alternatives.</text:p>
                    </text:list-item>
                  </text:list>
                </text:list-item>
                <text:list-item>
                  <text:p text:style-name="P4"><text:span text:style-name="Strong_20_Emphasis">Airbnb’s Sustainability &amp; Community Goals</text:span></text:p>
                  <text:list>
                    <text:list-item>
                      <text:p text:style-name="P4">Summarise key points from the 2024 Sustainability &amp; Community Update (Airbnb 2024): incentives for hosts in underbooked areas, commitments to more equitable distribution.</text:p>
                    </text:list-item>
                    <text:list-item>
                      <text:p text:style-name="P4">Link: our project operationalises that strategy by using the 2019 data to prescriptively point guests toward less saturated area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Data &amp; Preprocessing</text:span></text:p>
          <text:list>
            <text:list-item>
              <text:p text:style-name="P4"><text:span text:style-name="Strong_20_Emphasis">Purpose:</text:span> Describe the dataset, cleaning steps, and creation of any derived variables (e.g., busyness_score)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Dataset Description</text:span></text:p>
                  <text:list>
                    <text:list-item>
                      <text:p text:style-name="P4">Source: Airbnb NYC 2019 (AB_NYC_2019.csv from Kaggle).</text:p>
                    </text:list-item>
                    <text:list-item>
                      <text:p text:style-name="P4">Key columns:</text:p>
                      <text:list>
                        <text:list-item>
                          <text:p text:style-name="P4"><text:span text:style-name="Source_20_Text">neighbourhood_group</text:span>, <text:span text:style-name="Source_20_Text">neighbourhood</text:span>, <text:span text:style-name="Source_20_Text">latitude</text:span>, <text:span text:style-name="Source_20_Text">longitude</text:span></text:p>
                        </text:list-item>
                        <text:list-item>
                          <text:p text:style-name="P4"><text:span text:style-name="Source_20_Text">room_type</text:span>, <text:span text:style-name="Source_20_Text">price</text:span>, <text:span text:style-name="Source_20_Text">minimum_nights</text:span></text:p>
                        </text:list-item>
                        <text:list-item>
                          <text:p text:style-name="P4"><text:span text:style-name="Source_20_Text">number_of_reviews</text:span>, <text:span text:style-name="Source_20_Text">reviews_per_month</text:span>, <text:span text:style-name="Source_20_Text">availability_365</text:span></text:p>
                        </text:list-item>
                      </text:list>
                    </text:list-item>
                    <text:list-item>
                      <text:p text:style-name="P4">Final sample size after cleaning (e.g., “57,000 listings”).</text:p>
                    </text:list-item>
                  </text:list>
                </text:list-item>
                <text:list-item>
                  <text:p text:style-name="P4"><text:span text:style-name="Strong_20_Emphasis">Cleaning &amp; Filtering</text:span></text:p>
                  <text:list>
                    <text:list-item>
                      <text:p text:style-name="P4"><text:soft-page-break/>Dropped irrelevant columns (e.g., <text:span text:style-name="Source_20_Text">id</text:span>, <text:span text:style-name="Source_20_Text">name</text:span>, <text:span text:style-name="Source_20_Text">host_name</text:span>, <text:span text:style-name="Source_20_Text">last_review</text:span>).</text:p>
                    </text:list-item>
                    <text:list-item>
                      <text:p text:style-name="P4">Handled missing values:</text:p>
                      <text:list>
                        <text:list-item>
                          <text:p text:style-name="P4"><text:span text:style-name="Source_20_Text">reviews_per_month</text:span> had X% missing—imputed with 0 or dropped rows if critical.</text:p>
                        </text:list-item>
                        <text:list-item>
                          <text:p text:style-name="P4">Verified no missing in <text:span text:style-name="Source_20_Text">price</text:span> or <text:span text:style-name="Source_20_Text">availability_365</text:span>; if found outliers (e.g., price &gt; $1,000), trimmed to focus on typical market.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Strong_20_Emphasis">Derived “Busyness” Metric</text:span></text:p>
                  <text:list>
                    <text:list-item>
                      <text:p text:style-name="P4">Definition: combined normalized <text:span text:style-name="Source_20_Text">number_of_reviews</text:span> and inverse of <text:span text:style-name="Source_20_Text">availability_365</text:span>:</text:p>
                      <text:p text:style-name="P1">ini</text:p>
                      <text:p text:style-name="P1">CopierModifier</text:p>
                      <text:p text:style-name="P2"><text:span text:style-name="Source_20_Text">busyness_score = (number_of_reviews / max_reviews) * (1 – availability_365/365)</text:span></text:p>
                    </text:list-item>
                    <text:list-item>
                      <text:p text:style-name="P4">Rationale: high reviews + low availability indicate a “busy” listing.</text:p>
                    </text:list-item>
                    <text:list-item>
                      <text:p text:style-name="P4">Distribution of busyness_score (include histogram).</text:p>
                    </text:list-item>
                  </text:list>
                </text:list-item>
                <text:list-item>
                  <text:p text:style-name="P4"><text:span text:style-name="Strong_20_Emphasis">Final Feature Selection for Modeling</text:span></text:p>
                  <text:list>
                    <text:list-item>
                      <text:p text:style-name="P4">Retained:</text:p>
                      <text:list>
                        <text:list-item>
                          <text:p text:style-name="P4"><text:span text:style-name="Strong_20_Emphasis">Numerical:</text:span> <text:span text:style-name="Source_20_Text">latitude</text:span>, <text:span text:style-name="Source_20_Text">longitude</text:span>, <text:span text:style-name="Source_20_Text">price</text:span>, <text:span text:style-name="Source_20_Text">number_of_reviews</text:span>, <text:span text:style-name="Source_20_Text">availability_365</text:span> (or busyness_score).</text:p>
                        </text:list-item>
                        <text:list-item>
                          <text:p text:style-name="P4"><text:span text:style-name="Strong_20_Emphasis">Categorical (for later encoding):</text:span> <text:span text:style-name="Source_20_Text">neighbourhood_group</text:span>, <text:span text:style-name="Source_20_Text">room_type</text:span>.</text:p>
                        </text:list-item>
                      </text:list>
                    </text:list-item>
                    <text:list-item>
                      <text:p text:style-name="P4">Stored cleaned DataFrame for EDA and the modeling subset (e.g., <text:span text:style-name="Source_20_Text">df_for_model</text:span> with those columns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Exploratory Data Analysis</text:span></text:p>
          <text:list>
            <text:list-item>
              <text:p text:style-name="P4"><text:span text:style-name="Strong_20_Emphasis">Purpose:</text:span> Show how EDA uncovered patterns that shaped feature choices. Present insights with figures/table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Univariate Summaries</text:span></text:p>
                  <text:list>
                    <text:list-item>
                      <text:p text:style-name="P4"><text:span text:style-name="Strong_20_Emphasis">Price</text:span>: histogram and boxplot (median, IQR, skew). Note that 75% of listings &lt; $200, long right tail.</text:p>
                    </text:list-item>
                    <text:list-item>
                      <text:p text:style-name="P4"><text:span text:style-name="Strong_20_Emphasis">Number_of_reviews</text:span>: bar chart or histogram (many with 0–10, few with &gt;200).</text:p>
                    </text:list-item>
                    <text:list-item>
                      <text:p text:style-name="P4"><text:span text:style-name="Strong_20_Emphasis">Availability_365</text:span>: bar chart (categories: 0 days vs. 100–200 vs. 300+).</text:p>
                    </text:list-item>
                    <text:list-item>
                      <text:p text:style-name="P4"><text:soft-page-break/><text:span text:style-name="Strong_20_Emphasis">Neighbourhood_group &amp; Room_type</text:span>: count plots (percentage of listings in Manhattan vs. Brooklyn vs. Queens; share of “Entire home/apt” vs. “Private room”).</text:p>
                    </text:list-item>
                  </text:list>
                </text:list-item>
                <text:list-item>
                  <text:p text:style-name="P4"><text:span text:style-name="Strong_20_Emphasis">Bivariate &amp; Correlation</text:span></text:p>
                  <text:list>
                    <text:list-item>
                      <text:p text:style-name="P4">Correlation matrix (heatmap) for numerical features:</text:p>
                      <text:list>
                        <text:list-item>
                          <text:p text:style-name="P4">Note moderate negative correlation between <text:span text:style-name="Source_20_Text">number_of_reviews</text:span> and <text:span text:style-name="Source_20_Text">availability_365</text:span>.</text:p>
                        </text:list-item>
                        <text:list-item>
                          <text:p text:style-name="P4">Slight positive correlation between <text:span text:style-name="Source_20_Text">price</text:span> and <text:span text:style-name="Source_20_Text">number_of_reviews</text:span>.</text:p>
                        </text:list-item>
                      </text:list>
                    </text:list-item>
                    <text:list-item>
                      <text:p text:style-name="P4">Scatterplots:</text:p>
                      <text:list>
                        <text:list-item>
                          <text:p text:style-name="P4"><text:span text:style-name="Source_20_Text">price</text:span> vs. <text:span text:style-name="Source_20_Text">number_of_reviews</text:span> (color by borough).</text:p>
                        </text:list-item>
                        <text:list-item>
                          <text:p text:style-name="P4"><text:span text:style-name="Source_20_Text">availability_365</text:span> vs. <text:span text:style-name="Source_20_Text">number_of_reviews</text:span> (highlight “fully booked” region).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Strong_20_Emphasis">Spatial Visualization</text:span></text:p>
                  <text:list>
                    <text:list-item>
                      <text:p text:style-name="P4">Map of NYC listings: each point’s colour intensity = <text:span text:style-name="Source_20_Text">number_of_reviews</text:span> (or busyness_score).</text:p>
                    </text:list-item>
                    <text:list-item>
                      <text:p text:style-name="P4">Identify 2–3 clear hotspots (e.g., Midtown Manhattan, Williamsburg).</text:p>
                    </text:list-item>
                    <text:list-item>
                      <text:p text:style-name="P4">Map of “low busyness” areas in contrast (e.g., Queens, Staten Island pockets).</text:p>
                    </text:list-item>
                  </text:list>
                </text:list-item>
                <text:list-item>
                  <text:p text:style-name="P4"><text:span text:style-name="Strong_20_Emphasis">Key EDA Takeaways</text:span></text:p>
                  <text:list>
                    <text:list-item>
                      <text:p text:style-name="P4">Certain neighbourhoods exhibit extreme busyness (Manhattan core, north Brooklyn).</text:p>
                    </text:list-item>
                    <text:list-item>
                      <text:p text:style-name="P4">Underutilised regions in same or adjacent boroughs have similar price ranges but lower review counts.</text:p>
                    </text:list-item>
                    <text:list-item>
                      <text:p text:style-name="P4">These observations validate using <text:span text:style-name="Source_20_Text">latitude</text:span>/<text:span text:style-name="Source_20_Text">longitude</text:span> + popularity metrics for recommendatio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Feature Engineering &amp; Model Development</text:span></text:p>
          <text:list>
            <text:list-item>
              <text:p text:style-name="P4"><text:span text:style-name="Strong_20_Emphasis">Purpose:</text:span> Describe how features were prepared for KNN and detail the modeling choice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Baseline KNN (Numerical Features Only)</text:span></text:p>
                  <text:list>
                    <text:list-item>
                      <text:p text:style-name="P4"><text:span text:style-name="Strong_20_Emphasis">Features:</text:span> <text:span text:style-name="Source_20_Text">latitude</text:span>, <text:span text:style-name="Source_20_Text">longitude</text:span>, <text:span text:style-name="Source_20_Text">price</text:span>, <text:span text:style-name="Source_20_Text">number_of_reviews</text:span>, <text:span text:style-name="Source_20_Text">availability_365</text:span>.</text:p>
                    </text:list-item>
                    <text:list-item>
                      <text:p text:style-name="P4"><text:span text:style-name="Strong_20_Emphasis">Scaling:</text:span> Min–Max scaling on all five columns so each lies in [0, 1].</text:p>
                    </text:list-item>
                    <text:list-item>
                      <text:p text:style-name="P4"><text:span text:style-name="Strong_20_Emphasis">Model Setup:</text:span></text:p>
                      <text:list>
                        <text:list-item>
                          <text:p text:style-name="P4"><text:soft-page-break/>Used scikit‐learn’s <text:span text:style-name="Source_20_Text">NearestNeighbors(n_neighbors=10, metric='euclidean')</text:span>.</text:p>
                        </text:list-item>
                        <text:list-item>
                          <text:p text:style-name="P4">Justification for Euclidean distance: equates spatial proximity and listing characteristic similarity.</text:p>
                        </text:list-item>
                      </text:list>
                    </text:list-item>
                    <text:list-item>
                      <text:p text:style-name="P4"><text:span text:style-name="Strong_20_Emphasis">Prototype Workflow:</text:span></text:p>
                      <text:list>
                        <text:list-item>
                          <text:p text:style-name="P4">Pick a “target” listing ID in a known busy zone.</text:p>
                        </text:list-item>
                        <text:list-item>
                          <text:p text:style-name="P4">Extract its scaled feature vector; query <text:span text:style-name="Source_20_Text">kneighbors()</text:span> → returns 10 nearest indices.</text:p>
                        </text:list-item>
                        <text:list-item>
                          <text:p text:style-name="P4">Filter those neighbours to only keep listings whose raw <text:span text:style-name="Source_20_Text">number_of_reviews</text:span> &lt; target’s.</text:p>
                        </text:list-item>
                        <text:list-item>
                          <text:p text:style-name="P4">Present top 5 lesser‐busy neighbours.</text:p>
                        </text:list-item>
                      </text:list>
                    </text:list-item>
                    <text:list-item>
                      <text:p text:style-name="P4"><text:span text:style-name="Strong_20_Emphasis">Illustrative Example:</text:span> show a table: target listing in “Williamsburg” (e.g., price $150, 200 reviews, 30 available days) → 5 suggestions (with price, neighbourhood, review count, distance).</text:p>
                    </text:list-item>
                  </text:list>
                </text:list-item>
                <text:list-item>
                  <text:p text:style-name="P4"><text:span text:style-name="Strong_20_Emphasis">Enhanced KNN (Feature Engineering)</text:span></text:p>
                  <text:list>
                    <text:list-item>
                      <text:p text:style-name="P4"><text:span text:style-name="Strong_20_Emphasis">One‐Hot Encoding:</text:span></text:p>
                      <text:list>
                        <text:list-item>
                          <text:p text:style-name="P4">Transformed <text:span text:style-name="Source_20_Text">neighbourhood_group</text:span> (Manhattan, Brooklyn, Queens, Bronx, Staten Island) into 4 dummy columns.</text:p>
                        </text:list-item>
                        <text:list-item>
                          <text:p text:style-name="P4">Transformed <text:span text:style-name="Source_20_Text">room_type</text:span> (Entire, Private, Shared) into 2 dummy columns.</text:p>
                        </text:list-item>
                      </text:list>
                    </text:list-item>
                    <text:list-item>
                      <text:p text:style-name="P4"><text:span text:style-name="Strong_20_Emphasis">Optional Binning/Derived Features (if applied):</text:span></text:p>
                      <text:list>
                        <text:list-item>
                          <text:p text:style-name="P4">Binned <text:span text:style-name="Source_20_Text">price</text:span> into tiers (e.g., &lt;$100, $100–$200, &gt;$200).</text:p>
                        </text:list-item>
                        <text:list-item>
                          <text:p text:style-name="P4">Created availability tiers (e.g., low: 0–90 days, medium: 91–270, high: 271–365).</text:p>
                        </text:list-item>
                      </text:list>
                    </text:list-item>
                    <text:list-item>
                      <text:p text:style-name="P4"><text:span text:style-name="Strong_20_Emphasis">Final Feature Matrix:</text:span></text:p>
                      <text:list>
                        <text:list-item>
                          <text:p text:style-name="P4">Concatenated scaled numerical features (5 columns) with one-hot encoded columns (e.g., 4 + 2 = 6 columns), producing an 11-column matrix.</text:p>
                        </text:list-item>
                      </text:list>
                    </text:list-item>
                    <text:list-item>
                      <text:p text:style-name="P4"><text:span text:style-name="Strong_20_Emphasis">Model Setup &amp; Tuning:</text:span></text:p>
                      <text:list>
                        <text:list-item>
                          <text:p text:style-name="P4">Initialized <text:span text:style-name="Source_20_Text">NearestNeighbors(n_neighbors=7, metric='euclidean')</text:span> on the 11-dimensional space.</text:p>
                        </text:list-item>
                        <text:list-item>
                          <text:p text:style-name="P4">Justified choice of K = 7 by observing that K=5 was too narrow (sometimes no alternatives in same borough), and K=10 included distant, semantically unrelated listings.</text:p>
                        </text:list-item>
                      </text:list>
                    </text:list-item>
                    <text:list-item>
                      <text:p text:style-name="P4"><text:soft-page-break/><text:span text:style-name="Strong_20_Emphasis">Qualitative Comparison:</text:span></text:p>
                      <text:list>
                        <text:list-item>
                          <text:p text:style-name="P4">For 3 sample listings (e.g., Midtown Manhattan, Bushwick), compare neighbours from the simple vs. engineered model.</text:p>
                        </text:list-item>
                        <text:list-item>
                          <text:p text:style-name="P4">Show side-by-side tables:</text:p>
                          <text:list>
                            <text:list-item>
                              <text:p text:style-name="P4">Which boroughs did the simple model suggest? Were some suggestions outside the same borough?</text:p>
                            </text:list-item>
                            <text:list-item>
                              <text:p text:style-name="P4">How the engineered model’s one-hot encoding forced “same borough” alignment yet still prioritized lower busynes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Strong_20_Emphasis">Evaluation Criteria</text:span></text:p>
                  <text:list>
                    <text:list-item>
                      <text:p text:style-name="P4"><text:span text:style-name="Strong_20_Emphasis">Semantic Relevance:</text:span> Proportion of returned neighbours in the same <text:span text:style-name="Source_20_Text">neighbourhood_group</text:span>.</text:p>
                    </text:list-item>
                    <text:list-item>
                      <text:p text:style-name="P4"><text:span text:style-name="Strong_20_Emphasis">Busyness Reduction:</text:span> Average reduction in <text:span text:style-name="Source_20_Text">busyness_score</text:span> among the suggested set vs. target.</text:p>
                    </text:list-item>
                    <text:list-item>
                      <text:p text:style-name="P4"><text:span text:style-name="Strong_20_Emphasis">Distance Trade-off:</text:span> Average Euclidean distance in raw latitude/longitude space (to ensure suggestions remain geographically reasonable).</text:p>
                    </text:list-item>
                    <text:list-item>
                      <text:p text:style-name="P4">Summarise results in a small table (e.g., engineered KNN: 85% same‐borough suggestions, average busyness drop of 0.35, spatial distance ≤ 1 mile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Results &amp; Business Implications</text:span></text:p>
          <text:list>
            <text:list-item>
              <text:p text:style-name="P4"><text:span text:style-name="Strong_20_Emphasis">Purpose:</text:span> Present final recommendation examples and discuss how these translate into Airbnb’s strategic goal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Sample Recommendations</text:span></text:p>
                  <text:list>
                    <text:list-item>
                      <text:p text:style-name="P4"><text:span text:style-name="Strong_20_Emphasis">Case 1 (Manhattan hotspot):</text:span></text:p>
                      <text:list>
                        <text:list-item>
                          <text:p text:style-name="P4">Target listing: “Lower East Side” (congested, 250 reviews, $180, busyness = 0.76).</text:p>
                        </text:list-item>
                        <text:list-item>
                          <text:p text:style-name="P4">Engineered KNN suggestions (5 listings): e.g., “East Harlem” ($170, 80 reviews, busyness = 0.30), “Upper West Side” ($200, 100 reviews, busyness = 0.40), etc.</text:p>
                        </text:list-item>
                        <text:list-item>
                          <text:p text:style-name="P4">Show a small map: red marker at Lower East Side, blue markers at suggested listings.</text:p>
                        </text:list-item>
                      </text:list>
                    </text:list-item>
                    <text:list-item>
                      <text:p text:style-name="P4"><text:span text:style-name="Strong_20_Emphasis">Case 2 (Brooklyn hotspot):</text:span></text:p>
                      <text:list>
                        <text:list-item>
                          <text:p text:style-name="P4">Target: “Williamsburg” (200 reviews, $150, busyness = 0.65).</text:p>
                        </text:list-item>
                        <text:list-item>
                          <text:p text:style-name="P4">Suggestions: “Greenpoint” ($140, 50 reviews), “Bushwick North” ($130, 60 reviews), etc.</text:p>
                        </text:list-item>
                      </text:list>
                    </text:list-item>
                  </text:list>
                </text:list-item>
                <text:list-item>
                  <text:p text:style-name="P4"><text:soft-page-break/><text:span text:style-name="Strong_20_Emphasis">Quantitative Summary</text:span></text:p>
                  <text:list>
                    <text:list-item>
                      <text:p text:style-name="P4">Table: for 10 test hotspots across different boroughs, show:</text:p>
                      <text:list>
                        <text:list-item>
                          <text:p text:style-name="P4">Target busyness_score, mean suggested busyness_score, borough match % (i.e. same group)</text:p>
                        </text:list-item>
                        <text:list-item>
                          <text:p text:style-name="P4">Average spatial separation (in km).</text:p>
                        </text:list-item>
                      </text:list>
                    </text:list-item>
                    <text:list-item>
                      <text:p text:style-name="P4">Interpretation: engineered KNN consistently reduced busyness by ~ 0.3 on average, while keeping spatial distance ≤ 2 km.</text:p>
                    </text:list-item>
                  </text:list>
                </text:list-item>
                <text:list-item>
                  <text:p text:style-name="P4"><text:span text:style-name="Strong_20_Emphasis">Business Takeaways</text:span></text:p>
                  <text:list>
                    <text:list-item>
                      <text:p text:style-name="P4"><text:span text:style-name="Strong_20_Emphasis">Reduced Booking Friction:</text:span> If a guest’s preferred area is sold out, these suggestions offer viable, similar-priced alternatives.</text:p>
                    </text:list-item>
                    <text:list-item>
                      <text:p text:style-name="P4"><text:span text:style-name="Strong_20_Emphasis">Over-tourism Mitigation:</text:span> By nudging demand away from oversaturated zones (e.g., central Manhattan), Airbnb can ease neighbourhood strain and improve local resident relations.</text:p>
                    </text:list-item>
                    <text:list-item>
                      <text:p text:style-name="P4"><text:span text:style-name="Strong_20_Emphasis">Host Visibility:</text:span> Underutilised hosts benefit from increased bookings, supporting platform-wide equilibrium.</text:p>
                    </text:list-item>
                    <text:list-item>
                      <text:p text:style-name="P4"><text:span text:style-name="Strong_20_Emphasis">Potential Incentive Integration:</text:span></text:p>
                      <text:list>
                        <text:list-item>
                          <text:p text:style-name="P4">Airbnb could highlight these “less busy alternative” listings with a small discount (e.g., 5 %) or badge (e.g., “Early Bird Special”) to accelerate bookings.</text:p>
                        </text:list-item>
                      </text:list>
                    </text:list-item>
                    <text:list-item>
                      <text:p text:style-name="P4"><text:span text:style-name="Strong_20_Emphasis">Operational Considerations:</text:span></text:p>
                      <text:list>
                        <text:list-item>
                          <text:p text:style-name="P4">Real-time system integration: This KNN pipeline is light enough to run on AWS Lambda or similar for every search query.</text:p>
                        </text:list-item>
                        <text:list-item>
                          <text:p text:style-name="P4">Periodic retraining as new reviews come in (e.g., nightly batch job to recalculate busyness and re-fit KNN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Conclusion &amp; Future Directions</text:span></text:p>
          <text:list>
            <text:list-item>
              <text:p text:style-name="P4"><text:span text:style-name="Strong_20_Emphasis">Purpose:</text:span> Reinforce what was learned, acknowledge limitations, and propose next steps.</text:p>
            </text:list-item>
            <text:list-item>
              <text:p text:style-name="P4"><text:span text:style-name="Strong_20_Emphasis">Main Ideas:</text:span></text:p>
              <text:list>
                <text:list-item>
                  <text:p text:style-name="P4"><text:span text:style-name="Strong_20_Emphasis">Summary of Contributions</text:span></text:p>
                  <text:list>
                    <text:list-item>
                      <text:p text:style-name="P4">Demonstrated how EDA guided feature choice.</text:p>
                    </text:list-item>
                    <text:list-item>
                      <text:p text:style-name="P4">Showed that engineered KNN produces semantically relevant, lower-busyness suggestions.</text:p>
                    </text:list-item>
                    <text:list-item>
                      <text:p text:style-name="P4">Linked these technical results back to Airbnb’s sustainable-tourism objectives.</text:p>
                    </text:list-item>
                  </text:list>
                </text:list-item>
                <text:list-item>
                  <text:p text:style-name="P4"><text:span text:style-name="Strong_20_Emphasis">Limitations</text:span></text:p>
                  <text:list>
                    <text:list-item>
                      <text:p text:style-name="P4"><text:soft-page-break/><text:span text:style-name="Strong_20_Emphasis">Static Snapshot:</text:span> Used 2019 data; post-COVID travel patterns have shifted (Choi &amp; Kim 2024).</text:p>
                    </text:list-item>
                    <text:list-item>
                      <text:p text:style-name="P4"><text:span text:style-name="Strong_20_Emphasis">Simplified Busyness Metric:</text:span> Real “busyness” may also depend on review quality, host response rate, or seasonality; our metric captures only reviews + availability.</text:p>
                    </text:list-item>
                    <text:list-item>
                      <text:p text:style-name="P4"><text:span text:style-name="Strong_20_Emphasis">Feature Space Bias:</text:span> KNN distance metrics may still favour geographically proximate areas even if user preferences differ (e.g., user might prefer quiet neighbourhood over price similarity).</text:p>
                    </text:list-item>
                  </text:list>
                </text:list-item>
                <text:list-item>
                  <text:p text:style-name="P4"><text:span text:style-name="Strong_20_Emphasis">Future Work</text:span></text:p>
                  <text:list>
                    <text:list-item>
                      <text:p text:style-name="P4"><text:span text:style-name="Strong_20_Emphasis">Time Series Modeling:</text:span> Incorporate seasonality by using monthly availability or review trends to capture peak vs. off-peak patterns.</text:p>
                    </text:list-item>
                    <text:list-item>
                      <text:p text:style-name="P4"><text:span text:style-name="Strong_20_Emphasis">Hybrid Recommender:</text:span> Combine KNN with collaborative filtering (guest purchase history) or content-based signals (amenity keywords).</text:p>
                    </text:list-item>
                    <text:list-item>
                      <text:p text:style-name="P4"><text:span text:style-name="Strong_20_Emphasis">User Profile Integration:</text:span> Allow users to specify preferences (e.g., “must be within 2 km of subway”) to filter KNN results.</text:p>
                    </text:list-item>
                    <text:list-item>
                      <text:p text:style-name="P4"><text:span text:style-name="Strong_20_Emphasis">A/B Testing in Production:</text:span> Conduct an online experiment to measure booking conversion lift when using “less busy alternative” promp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Strong_20_Emphasis">References</text:span></text:p>
          <text:list>
            <text:list-item>
              <text:p text:style-name="P4">List in Harvard style (Essex format) all sources cited in text:</text:p>
              <text:list>
                <text:list-item>
                  <text:p text:style-name="P4">Choi, S. and Kim, S. (2024) …</text:p>
                </text:list-item>
                <text:list-item>
                  <text:p text:style-name="P4">Airbnb (2024) …</text:p>
                </text:list-item>
                <text:list-item>
                  <text:p text:style-name="P4">Kelleher, J.D., Mac Namee, B. and D’Arcy, A. (2020) …</text:p>
                </text:list-item>
                <text:list-item>
                  <text:p text:style-name="P4">Han, J., Pei, J. and Tong, H. (2022) …</text:p>
                </text:list-item>
              </text:list>
            </text:list-item>
            <text:list-item>
              <text:p text:style-name="P4">(Ensure each reference matches in‐text citations exactly.)</text:p>
            </text:list-item>
          </text:list>
        </text:list-item>
        <text:list-item>
          <text:p text:style-name="P4"><text:span text:style-name="Strong_20_Emphasis">Appendix (Optional)</text:span></text:p>
          <text:list>
            <text:list-item>
              <text:p text:style-name="P4"><text:span text:style-name="Strong_20_Emphasis">Additional EDA Plots:</text:span> e.g., full correlation heatmap, full borough distribution charts.</text:p>
            </text:list-item>
            <text:list-item>
              <text:p text:style-name="P4"><text:span text:style-name="Strong_20_Emphasis">Code Snippets or Pseudocode:</text:span> truncated functions for scaling, KNN pipeline.</text:p>
            </text:list-item>
            <text:list-item>
              <text:p text:style-name="P4"><text:span text:style-name="Strong_20_Emphasis">Extended Tables:</text:span> full list of tested hotspots and suggestion metric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5:24:52.642000000</meta:creation-date>
    <dc:date>2025-06-01T15:25:17.530000000</dc:date>
    <meta:editing-duration>PT25S</meta:editing-duration>
    <meta:editing-cycles>1</meta:editing-cycles>
    <meta:document-statistic meta:table-count="0" meta:image-count="0" meta:object-count="0" meta:page-count="8" meta:paragraph-count="174" meta:word-count="1762" meta:character-count="11941" meta:non-whitespace-character-count="10537"/>
    <meta:generator>LibreOffice/7.5.2.2$Windows_X86_64 LibreOffice_project/53bb9681a964705cf672590721dbc85eb4d0c3a2</meta:generator>
  </office:meta>
</office:document-meta>
</file>